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.03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30.4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table:style-name="ce1"/>
          <table:table-cell table:number-columns-repeated="2"/>
          <table:table-cell table:style-name="ce1" office:value-type="string" calcext:value-type="string">
            <text:p>Flowtable</text:p>
          </table:table-cell>
          <table:table-cell table:number-columns-repeated="2"/>
          <table:table-cell table:style-name="ce1" office:value-type="string" calcext:value-type="string">
            <text:p>Grouptabl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# of slices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  <table:table-cell/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1">
          <table:table-cell/>
          <table:table-cell table:style-name="ce1" office:value-type="string" calcext:value-type="string">
            <text:p># of switch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polog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ulate FLOOD</text:p>
          </table:table-cell>
          <table:table-cell table:formula="of:=[.C2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links per swi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ter-virtual-switch</text:p>
          </table:table-cell>
          <table:table-cell table:formula="of:=[.C4]*[.C3]" office:value-type="float" office:value="10" calcext:value-type="float">
            <text:p>10</text:p>
          </table:table-cell>
          <table:table-cell/>
          <table:table-cell office:value-type="string" calcext:value-type="string">
            <text:p>Add VLAN Tag</text:p>
          </table:table-cell>
          <table:table-cell table:formula="of:=[.C2]*([.C3]-1)*[.C4]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" office:value-type="string" calcext:value-type="string">
            <text:p># of ports with host per swi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tput processed 1</text:p>
          </table:table-cell>
          <table:table-cell table:formula="of:=[.C4]*[.C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utput processed 2</text:p>
          </table:table-cell>
          <table:table-cell table:formula="of:=[.C4]*[.C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ward tagged</text:p>
          </table:table-cell>
          <table:table-cell table:formula="of:=[.C2]*[.C4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tect err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orward new</text:p>
          </table:table-cell>
          <table:table-cell table:formula="of:=[.C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tect error 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3:.F10])" office:value-type="float" office:value="43" calcext:value-type="float">
            <text:p>43</text:p>
          </table:table-cell>
          <table:table-cell/>
          <table:table-cell table:style-name="ce1" office:value-type="string" calcext:value-type="string">
            <text:p>Total</text:p>
          </table:table-cell>
          <table:table-cell table:formula="of:=SUM([.I3:.I10]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-00-0000</text:date>, <text:time style:data-style-name="N2" text:time-value="13:53:07.664190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02:07:35.431386374</meta:creation-date>
    <meta:generator>LibreOffice/5.1.5.1$Linux_X86_64 LibreOffice_project/10m0$Build-1</meta:generator>
    <dc:date>2016-07-27T15:45:20.604075407</dc:date>
    <meta:editing-duration>PT1H15M1S</meta:editing-duration>
    <meta:editing-cycles>9</meta:editing-cycles>
    <meta:document-statistic meta:table-count="1" meta:cell-count="38" meta:object-count="0"/>
  </office:meta>
</office:document-meta>
</file>